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D0000002C9C3EF9731226F032.png" manifest:media-type="image/png"/>
  <manifest:file-entry manifest:full-path="Pictures/100000000000021200000036C44A00BDB5901B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3" svg:font-family="Calibri"/>
    <style:font-face style:name="Courier New" svg:font-family="'Courier New'"/>
    <style:font-face style:name="Calibri2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0">
      <style:paragraph-properties fo:text-align="justify" style:justify-single-word="false"/>
    </style:style>
    <style:style style:name="P2" style:family="paragraph" style:parent-style-name="List_20_Paragraph" style:list-style-name="WWNum21">
      <style:paragraph-properties fo:text-align="justify" style:justify-single-word="false"/>
    </style:style>
    <style:style style:name="P3" style:family="paragraph" style:parent-style-name="List_20_Paragraph">
      <style:paragraph-properties fo:text-align="justify" style:justify-single-word="false"/>
      <style:text-properties style:font-name="Calibri Light" fo:font-size="12pt" style:font-size-asian="12pt" style:font-name-complex="Calibri Light1" style:font-size-complex="12pt"/>
    </style:style>
    <style:style style:name="P4" style:family="paragraph" style:parent-style-name="List_20_Paragraph" style:list-style-name="WWNum6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</style:style>
    <style:style style:name="P5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style:font-name="Calibri Light" fo:font-size="1pt" fo:font-weight="bold" style:font-name-asian="Times New Roman1" style:font-size-asian="1pt" style:language-asian="zh" style:country-asian="CN" style:font-weight-asian="bold" style:font-name-complex="Calibri Light1" style:font-size-complex="1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justify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</style:style>
    <style:style style:name="P10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>
        <style:tab-stops>
          <style:tab-stop style:position="2.54cm"/>
        </style:tab-stops>
      </style:paragraph-properties>
    </style:style>
    <style:style style:name="P11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 style:border-line-width-bottom="0.026cm 0.026cm 0.026cm" fo:padding-left="0cm" fo:padding-right="0cm" fo:padding-top="0cm" fo:padding-bottom="0.035cm" fo:border-left="none" fo:border-right="none" fo:border-top="none" fo:border-bottom="2.24pt double #000000">
        <style:tab-stops>
          <style:tab-stop style:position="2.54cm"/>
        </style:tab-stops>
      </style:paragraph-properties>
      <style:text-properties fo:font-size="5pt" fo:font-weight="bold" style:font-size-asian="5pt" style:language-asian="es" style:country-asian="ES" style:font-weight-asian="bold" style:font-name-complex="Tahoma1" style:font-size-complex="5pt" style:font-weight-complex="bold"/>
    </style:style>
    <style:style style:name="P12" style:family="paragraph" style:parent-style-name="apartat1" style:list-style-name="" style:master-page-name="Standard">
      <style:paragraph-properties fo:margin-left="0.6cm" fo:margin-right="0cm" fo:text-align="justify" style:justify-single-word="false" fo:text-indent="-0.6cm" style:auto-text-indent="false" style:page-number="auto"/>
    </style:style>
    <style:style style:name="P13" style:family="paragraph">
      <loext:graphic-properties draw:fill="solid" draw:fill-color="#ffffff" draw:opacity="0%"/>
      <style:paragraph-properties fo:text-align="start"/>
      <style:text-properties fo:font-size="11pt"/>
    </style:style>
    <style:style style:name="P14" style:family="paragraph">
      <style:paragraph-properties fo:margin-top="0cm" fo:margin-bottom="0cm" fo:line-height="100%" fo:text-align="end"/>
      <style:text-properties fo:font-size="11pt"/>
    </style:style>
    <style:style style:name="P15" style:family="paragraph">
      <loext:graphic-properties draw:fill="none"/>
      <style:paragraph-properties fo:margin-top="0cm" fo:margin-bottom="0cm" fo:line-height="100%" fo:text-align="end"/>
      <style:text-properties fo:font-size="11pt"/>
    </style:style>
    <style:style style:name="T1" style:family="text">
      <style:text-properties fo:font-size="14pt" fo:language="ca" fo:country="ES" style:font-size-asian="14pt" style:font-size-complex="14pt"/>
    </style:style>
    <style:style style:name="T2" style:family="text">
      <style:text-properties fo:color="#4f81bd" loext:opacity="100%" fo:font-size="14pt" fo:font-weight="bold" style:font-size-asian="14pt" style:font-weight-asian="bold" style:font-size-complex="14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T4" style:family="text"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T5" style:family="text">
      <style:text-properties fo:font-size="12pt" fo:font-style="italic" fo:font-weight="bold" style:font-size-asian="12pt" style:language-asian="es" style:country-asian="ES" style:font-style-asian="italic" style:font-weight-asian="bold" style:font-name-complex="Tahoma1" style:font-size-complex="12pt" style:font-style-complex="italic" style:font-weight-complex="bold"/>
    </style:style>
    <style:style style:name="T6" style:family="text">
      <style:text-properties style:font-name="Calibri Light" fo:font-size="12pt" style:font-size-asian="12pt" style:font-name-complex="Calibri Light1" style:font-size-complex="12pt"/>
    </style:style>
    <style:style style:name="T7" style:family="text">
      <style:text-properties style:font-name="Calibri Light" fo:font-size="12pt" fo:font-style="italic" style:font-size-asian="12pt" style:font-style-asian="italic" style:font-name-complex="Calibri Light1" style:font-size-complex="12pt" style:font-style-complex="italic"/>
    </style:style>
    <style:style style:name="T8" style:family="text">
      <style:text-properties fo:text-transform="uppercase" fo:color="#5b9bd5" loext:opacity="100%" style:text-line-through-style="none" style:text-line-through-type="none" style:text-position="0% 100%" style:font-name="Calibri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text-transform="uppercase" fo:color="#808080" loext:opacity="100%" style:text-line-through-style="none" style:text-line-through-type="none" style:text-position="0% 100%" style:font-name="Calibri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808080" loext:opacity="100%" style:text-line-through-style="none" style:text-line-through-type="none" style:text-position="0% 100%" style:font-name="Calibri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NF2 – EL SERVEI DNS || uf1: DNS I DHCP</text:span></text:p>
      <text:p text:style-name="P9"><text:span text:style-name="T2">PROJECTE 1 – ETAPA 2 – REVERSES I CONFIGURACIONS DE SERVEI <text:s/></text:span></text:p>
      <text:p text:style-name="P6"><text:span text:style-name="T3">NOM DE L’ALUMNE/s: </text:span></text:p>
      <text:p text:style-name="P10"><text:span text:style-name="T3">OBJECTIU</text:span></text:p>
      <text:list xml:id="list3475008889" text:style-name="WWNum6">
        <text:list-item>
          <text:p text:style-name="P4"><text:span text:style-name="T4">Configurar la zona reversa pel rang preassignat de cada estudiant i treballar amb diferents modes de configuració del servei DNS. </text:span></text:p>
        </text:list-item>
      </text:list>
      <text:p text:style-name="P10"><text:span text:style-name="T3">INSTRUCCIONS</text:span></text:p>
      <text:list xml:id="list2190066540" text:style-name="WWNum5">
        <text:list-item>
          <text:p text:style-name="P5"><text:span text:style-name="T4">Aquesta etapa té un valor del 20% sobre la nota final del projecte.</text:span></text:p>
        </text:list-item>
        <text:list-item>
          <text:p text:style-name="P5"><text:span text:style-name="T4">Cal continuar utilitzant el que hem preparat a l’etapa anterior del projecte. </text:span></text:p>
        </text:list-item>
        <text:list-item>
          <text:p text:style-name="P5"><text:span text:style-name="T4">De totes maneres, us aconsello fer un </text:span><text:span text:style-name="T5">snapshot</text:span><text:span text:style-name="T4"> com a punt de partida de l’etapa. </text:span></text:p>
        </text:list-item>
        <text:list-item>
          <text:p text:style-name="P5"><text:span text:style-name="T4">Per defecte, cal que justifiqueu les respostes amb captures de pantalla. </text:span></text:p>
        </text:list-item>
        <text:list-item>
          <text:p text:style-name="P5"><text:span text:style-name="T4">Si a la captura no hi ha cap valor que la identifiqui de forma única, cal que es vegi el fons d’escriptori, </text:span><text:span text:style-name="T5">notepad</text:span><text:span text:style-name="T4"> o eines similars amb el vostre nomcognom! </text:span></text:p>
        </text:list-item>
        <text:list-item>
          <text:p text:style-name="P5"><text:span text:style-name="T4">Totes les captures que mostrin les comandes han d’incloure, a part del resultat, la comanda i/o els paràmetres, per tal de veure com la feu. </text:span></text:p>
        </text:list-item>
      </text:list>
      <text:p text:style-name="P11"/>
      <text:p text:style-name="P7"/>
      <text:p text:style-name="P6"><text:span text:style-name="T6">Seguim amb el projecte i en aquesta segona etapa ens basarem principalment a la configuració d’una zona reversa pel vostre rang particular d’IPs, fer-hi comprovacions i treballar amb alguns modes de configuració del servei DNS. </text:span></text:p>
      <text:p text:style-name="P6"><text:span text:style-name="T6">Així doncs, el primer que caldrà fer és definir la reversa per la vostra zona 172.25.X.0/16, i com servidor DNS autoritatiu on crear-la utilitzarem la Ubuntu Server. </text:span></text:p>
      <text:list xml:id="list81509495" text:style-name="WWNum20">
        <text:list-item>
          <text:p text:style-name="P1"><text:span text:style-name="T6">Per tal que funcioni, haureu d’indicar-li al BIND que sigui autoritatiu i primari per la zona DNS corresponent pel vostre rang de xarxa. Adjunteu una captura amb el valor d’executar la comanda [sudo cat /etc/bind/named.conf.local | grep . | grep -v ^// ]. 1</text:span><text:span text:style-name="T7"> punt</text:span><text:span text:style-name="T6">. </text:span></text:p>
        </text:list-item>
      </text:list>
      <text:p text:style-name="P6"><text:span text:style-name="T6">Un cop fet, caldrà preparar el fitxer de zona amb el seu corresponent contingut. Per això caldrà que tingueu en compte que haureu de configurar el SOA, excepte la part de </text:span><text:span text:style-name="T7">option-slaves</text:span><text:span text:style-name="T6">, que la podeu deixar amb els valors numèrics per defecte. </text:span></text:p>
      <text:p text:style-name="P6"><text:span text:style-name="T6">Pel SOA, el seu autoritatiu ha de ser ns1.nomcognom.edu i el correu el vostre, i com a NS també només ha de constar ns1.nomcognom.edu. </text:span></text:p>
      <text:p text:style-name="P6"><text:span text:style-name="T6">A nivell d’entrades PTR cal que genereu les següents: </text:span></text:p>
      <text:list xml:id="list3215177597" text:style-name="WWNum21">
        <text:list-item>
          <text:p text:style-name="P2"><text:soft-page-break/><text:span text:style-name="T6"><text:s/>www.nomcognom.edu: 172.25.X.5 </text:span></text:p>
        </text:list-item>
        <text:list-item>
          <text:p text:style-name="P2"><text:span text:style-name="T6">webmail.nomcognom.edu: 172.25.X.20 </text:span></text:p>
        </text:list-item>
        <text:list-item>
          <text:p text:style-name="P2"><text:span text:style-name="T6">mail.nomcognom.edu: 172.25.X.55 </text:span></text:p>
        </text:list-item>
        <text:list-item>
          <text:p text:style-name="P2"><text:span text:style-name="T6">olot.cognomnom.edu: 172.25.X.133 </text:span></text:p>
        </text:list-item>
        <text:list-item>
          <text:p text:style-name="P2"><text:span text:style-name="T6">ripoll.cognomnom.edu: 172.25.X.166 </text:span></text:p>
        </text:list-item>
        <text:list-item>
          <text:p text:style-name="P2"><text:span text:style-name="T6">figueres.cognomnom.edu: 172.25.X.199 </text:span></text:p>
        </text:list-item>
      </text:list>
      <text:p text:style-name="P6"><text:span text:style-name="T6">on evidentment substituïu la X pel vostre rang assignat, i nomcognom, i cognomnom pels vostres en cada cas. </text:span></text:p>
      <text:list xml:id="list192818859973862" text:continue-list="list81509495" text:style-name="WWNum20">
        <text:list-item>
          <text:p text:style-name="P1"><text:span text:style-name="T6">Adjunteu una captura amb els valors del fitxer de zona reversa. </text:span><text:span text:style-name="T7">2 punts.</text:span><text:span text:style-name="T6"> </text:span></text:p>
        </text:list-item>
      </text:list>
      <text:p text:style-name="P6"><text:span text:style-name="T6">Un cop activat, tocarà fer comprovacions de funcionament. </text:span></text:p>
      <text:list xml:id="list192818068969446" text:continue-numbering="true" text:style-name="WWNum20">
        <text:list-item>
          <text:p text:style-name="P1"><text:span text:style-name="T6">Adjunteu una captura de la consulta del registre SOA <text:s/>per la vostra reversa utilitzant la comanda ‘dig’. </text:span><text:span text:style-name="T7">1 punt.</text:span><text:span text:style-name="T6"> <text:s/></text:span></text:p>
        </text:list-item>
      </text:list>
      <text:p text:style-name="P3"/>
      <text:list xml:id="list192816972869527" text:continue-numbering="true" text:style-name="WWNum20">
        <text:list-item>
          <text:p text:style-name="P1"><text:span text:style-name="T6">També adjunteu una captura de la consulta del valor 172.25.X.199. Utilitzeu la comanda que vulgueu. </text:span><text:span text:style-name="T7">1 punt.</text:span><text:span text:style-name="T6"> </text:span></text:p>
        </text:list-item>
      </text:list>
      <text:p text:style-name="P6"><text:span text:style-name="T6">Ara treballarem amb el Windows. No té massa sentit que allà hi hagi la zona inversa novament creada, i ara mateix només hem definit un únic NS pel que no pot actuar de secundari. Així doncs, quan se li facin peticions sobre la reversa, no les resoldrà. </text:span></text:p>
      <text:p text:style-name="P6"><text:span text:style-name="T6">No obstant, cal que configureu el Windows perquè tingui el servei DNS de la Ubuntu Server com a </text:span><text:span text:style-name="T7">forwarding</text:span><text:span text:style-name="T6"> i així les consultes que rebi sobre les reserves les passarà al Linux i hauria d’obtenir-ne resposta. <text:s/></text:span></text:p>
      <text:list xml:id="list192818311616852" text:continue-numbering="true" text:style-name="WWNum20">
        <text:list-item>
          <text:p text:style-name="P1"><text:span text:style-name="T6">Adjunteu doncs una captura del Windows Server conforme té la IP de la Ubuntu Server com a servidor on reenviar les peticions DNS. </text:span><text:span text:style-name="T7">1 punt.</text:span><text:span text:style-name="T6"> </text:span></text:p>
        </text:list-item>
      </text:list>
      <text:p text:style-name="P6"><text:span text:style-name="T6">Per demostrar que funciona correctament, caldrà que feu una comprovació en dos parts. Per una banda activeu el </text:span><text:span text:style-name="T7">tcpdump</text:span><text:span text:style-name="T6"> a la Ubuntu Server per tal que faci </text:span><text:span text:style-name="T7">d’sniffer</text:span><text:span text:style-name="T6"> sobre el port DNS i per l’altra feu una consulta DNS al Windows Server. </text:span></text:p>
      <text:list xml:id="list192818865215630" text:continue-numbering="true" text:style-name="WWNum20">
        <text:list-item>
          <text:p text:style-name="P1"><text:span text:style-name="T6">Així doncs, adjunteu dues captures: la primera, des de la Ubuntu Server, llançant la comanda [sudo tcpdump -i any -n port 53 and udp], que permetrà veure el trànsit DNS que passi per la Ubuntu, i l’altra, un nslookup al Windows Server per tal de consultar la IP 172.25.X.166. Evidentment, la de Linux ha de mostrar el contingut de dades que genera la consulta client al Windows. </text:span><text:span text:style-name="T7">1,5 punts.</text:span><text:span text:style-name="T6"> </text:span></text:p>
        </text:list-item>
      </text:list>
      <text:p text:style-name="P3"/>
      <text:list xml:id="list192817964423435" text:continue-numbering="true" text:style-name="WWNum20">
        <text:list-item>
          <text:p text:style-name="P1"><text:span text:style-name="T6">Tot seguit, adjunteu una captura de la comanda ‘dig’ consultant el nom DNS ns1.nomcognom.edu a la Ubuntu Server. </text:span><text:span text:style-name="T7">1 punt.</text:span><text:span text:style-name="T6"> <text:s/></text:span></text:p>
        </text:list-item>
      </text:list>
      <text:p text:style-name="P6"><text:span text:style-name="T6">Per acabar, heu de configurar el Windows Server i la Ubuntu Server per tal que no responguin peticions que no tinguin ells com autoritatives (per tant als dominis actius i la reversa si), com per exemple, si pregunteu sobre sapalomera.cat. Us adjunto un parell de captures conforme el que us hauria de sortir quan ho tingueu realitzat. </text:span></text:p>
      <text:p text:style-name="P8"><text:soft-page-break/><draw:frame draw:style-name="fr1" draw:name="Imatge 10" text:anchor-type="as-char" svg:width="14.023cm" svg:height="1.429cm" draw:z-index="0"><draw:image xlink:href="Pictures/100000000000021200000036C44A00BDB5901BDD.png" xlink:type="simple" xlink:show="embed" xlink:actuate="onLoad" draw:mime-type="image/png"/><svg:desc>Imatge que conté text

Descripció generada automàticament</svg:desc></draw:frame></text:p>
      <text:p text:style-name="P8"><draw:frame draw:style-name="fr1" draw:name="Imatge 11" text:anchor-type="as-char" svg:width="9.657cm" svg:height="1.164cm" draw:z-index="1"><draw:image xlink:href="Pictures/100000000000016D0000002C9C3EF9731226F032.png" xlink:type="simple" xlink:show="embed" xlink:actuate="onLoad" draw:mime-type="image/png"/></draw:frame></text:p>
      <text:list xml:id="list192816877970946" text:continue-numbering="true" text:style-name="WWNum20">
        <text:list-item>
          <text:p text:style-name="P1"><text:span text:style-name="T6">Adjunteu les explicacions i captures corresponents del que heu canviat, configurat, activat, etc. per tal de que els servidors DNS es comportin de la manera indicada. </text:span><text:span text:style-name="T7">1,5 punts.</text:span><text:span text:style-name="T6">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alibri3" svg:font-family="Calibri"/>
    <style:font-face style:name="Courier New" svg:font-family="'Courier New'"/>
    <style:font-face style:name="Calibri2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ca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partat1" style:family="paragraph" style:parent-style-name="Standard" style:default-outline-level="" style:list-style-name="WWNum1">
      <style:paragraph-properties fo:margin-top="0.353cm" fo:margin-bottom="0.353cm" style:contextual-spacing="false" fo:line-height="115%" fo:hyphenation-ladder-count="no-limit" fo:padding-left="0cm" fo:padding-right="0cm" fo:padding-top="0cm" fo:padding-bottom="0.035cm" fo:border-left="none" fo:border-right="none" fo:border-top="none" fo:border-bottom="1.5pt solid #0000ff"/>
      <style:text-properties fo:text-transform="uppercase" fo:color="#0000ff" loext:opacity="100%" style:font-name="Arial" fo:font-family="Arial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Arial1" style:font-family-complex="Arial" style:font-family-generic-complex="system" style:font-pitch-complex="variable" style:language-complex="en" style:country-complex="US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heading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text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bsection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l25bol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2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art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ep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ubstepalpha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/>
    <style:style style:name="Peu_20_Car" style:display-name="Peu Car" style:family="text" style:parent-style-name="Default_20_Paragraph_20_Font"/>
    <style:style style:name="Text_20_de_20_globus_20_Car" style:display-name="Text de globu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ol_20_2_20_Car" style:display-name="Títol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ítol_20_3_20_Car" style:display-name="Títol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mw-headline" style:family="text" style:parent-style-name="Default_20_Paragraph_20_Font"/>
    <style:style style:name="apple-converted-space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Calibri1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alibri Light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alibri Light'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ffffff" draw:opacity="0%"/>
      <style:paragraph-properties fo:text-align="start"/>
      <style:text-properties fo:font-size="11pt"/>
    </style:style>
    <style:style style:name="MP2" style:family="paragraph">
      <style:paragraph-properties fo:margin-top="0cm" fo:margin-bottom="0cm" fo:line-height="100%" fo:text-align="end"/>
      <style:text-properties fo:font-size="11pt"/>
    </style:style>
    <style:style style:name="MP3" style:family="paragraph">
      <loext:graphic-properties draw:fill="none"/>
      <style:paragraph-properties fo:margin-top="0cm" fo:margin-bottom="0cm" fo:line-height="100%" fo:text-align="end"/>
      <style:text-properties fo:font-size="11pt"/>
    </style:style>
    <style:style style:name="MT1" style:family="text">
      <style:text-properties fo:text-transform="uppercase" fo:color="#5b9bd5" loext:opacity="100%" style:text-line-through-style="none" style:text-line-through-type="none" style:text-position="0% 100%" style:font-name="Calibri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text-transform="uppercase" fo:color="#808080" loext:opacity="100%" style:text-line-through-style="none" style:text-line-through-type="none" style:text-position="0% 100%" style:font-name="Calibri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Calibri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M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7cm" fo:margin-bottom="1cm" fo:margin-left="2.3cm" fo:margin-right="2.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g text:anchor-type="paragraph" draw:z-index="4" draw:name="Group 164" draw:style-name="Mgr1"><draw:custom-shape draw:name="Rectangle 165" draw:style-name="Mgr2" draw:text-style-name="MP1" svg:width="16.511cm" svg:height="0.763cm" svg:x="4.489cm" svg:y="-0.381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66" draw:style-name="Mgr3" draw:text-style-name="MP3" svg:width="16.511cm" svg:height="0.668cm" svg:x="3.854cm" svg:y="-0.355cm"><text:p text:style-name="MP2"><text:span text:style-name="MT1">ASIX – M8 – SXI</text:span><text:span text:style-name="MT2"> | IES SA PALOMERA | CURS 22-23</text:span><text:span text:style-name="MT3"> <text:s text:c="4"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SIX – M8 – SXI</dc:title>
    <meta:initial-creator>David</meta:initial-creator>
    <dc:creator>David Bancells</dc:creator>
    <meta:editing-cycles>845</meta:editing-cycles>
    <meta:print-date>2022-09-29T11:46:00</meta:print-date>
    <meta:creation-date>2019-09-24T06:15:00</meta:creation-date>
    <dc:date>2022-10-02T21:34:00</dc:date>
    <meta:editing-duration>P1DT22M</meta:editing-duration>
    <meta:generator>LibreOffice/7.0.4.2$Linux_X86_64 LibreOffice_project/00$Build-2</meta:generator>
    <meta:document-statistic meta:table-count="0" meta:image-count="2" meta:object-count="0" meta:page-count="3" meta:paragraph-count="39" meta:word-count="763" meta:character-count="4512" meta:non-whitespace-character-count="3765"/>
    <meta:user-defined meta:name="AppVersion">16.0000</meta:user-defined>
    <meta:template xlink:type="simple" xlink:actuate="onRequest" xlink:title="Normal.dotm" xlink:href=""/>
  </office:meta>
</office:document-meta>
</file>